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Tahoma1" svg:font-family="Tahoma"/>
    <style:font-face style:name="Courier" svg:font-family="Courier"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4pt" style:font-size-asian="24pt" style:font-size-complex="24pt"/>
    </style:style>
    <style:style style:name="P2" style:family="paragraph" style:parent-style-name="Standard">
      <style:paragraph-properties fo:text-align="center" style:justify-single-word="false"/>
      <style:text-properties fo:font-size="12pt" style:font-size-asian="12pt" style:font-size-complex="12pt"/>
    </style:style>
    <style:style style:name="P3" style:family="paragraph" style:parent-style-name="Text_20_body">
      <style:paragraph-properties fo:text-align="justify" style:justify-single-word="false"/>
    </style:style>
    <style:style style:name="P4" style:family="paragraph" style:parent-style-name="Text_20_body">
      <style:paragraph-properties fo:margin-left="1.251cm" fo:margin-right="0cm" fo:text-indent="0cm" style:auto-text-indent="false"/>
    </style:style>
    <style:style style:name="P5" style:family="paragraph" style:parent-style-name="Text_20_body">
      <style:paragraph-properties fo:margin-left="0cm" fo:margin-right="0cm" fo:text-indent="0cm" style:auto-text-indent="false"/>
    </style:style>
    <style:style style:name="P6" style:family="paragraph" style:parent-style-name="Heading_20_2" style:list-style-name="L1"/>
    <style:style style:name="P7" style:family="paragraph" style:parent-style-name="Heading_20_1" style:list-style-name="L1"/>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2">
      <style:paragraph-properties fo:margin-left="1.251cm" fo:margin-right="0cm" fo:text-indent="0cm" style:auto-text-indent="false"/>
    </style:style>
    <style:style style:name="P13" style:family="paragraph" style:parent-style-name="Heading_20_3" style:list-style-name="L1"/>
    <style:style style:name="T1" style:family="text">
      <style:text-properties fo:font-weight="bold" style:font-weight-asian="bold" style:font-weight-complex="bold"/>
    </style:style>
    <text:list-style style:name="L1">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bullet text:level="1" text:style-name="Bullet_20_Symbols" style:num-suffix="." text:bullet-char="●">
        <style:list-level-properties text:space-before="-0.524cm" text:min-label-width="0.635cm"/>
        <style:text-properties style:font-name="StarSymbol"/>
      </text:list-level-style-bullet>
      <text:list-level-style-bullet text:level="2" text:style-name="Bullet_20_Symbols" style:num-suffix="." text:bullet-char="○">
        <style:list-level-properties text:space-before="0.746cm" text:min-label-width="0.635cm"/>
        <style:text-properties style:font-name="StarSymbol"/>
      </text:list-level-style-bullet>
      <text:list-level-style-bullet text:level="3" text:style-name="Bullet_20_Symbols" style:num-suffix="." text:bullet-char="■">
        <style:list-level-properties text:space-before="2.016cm" text:min-label-width="0.635cm"/>
        <style:text-properties style:font-name="StarSymbol"/>
      </text:list-level-style-bullet>
      <text:list-level-style-bullet text:level="4" text:style-name="Bullet_20_Symbols" style:num-suffix="." text:bullet-char="●">
        <style:list-level-properties text:space-before="3.286cm" text:min-label-width="0.635cm"/>
        <style:text-properties style:font-name="StarSymbol"/>
      </text:list-level-style-bullet>
      <text:list-level-style-bullet text:level="5" text:style-name="Bullet_20_Symbols" style:num-suffix="." text:bullet-char="○">
        <style:list-level-properties text:space-before="4.556cm" text:min-label-width="0.635cm"/>
        <style:text-properties style:font-name="StarSymbol"/>
      </text:list-level-style-bullet>
      <text:list-level-style-bullet text:level="6" text:style-name="Bullet_20_Symbols" style:num-suffix="." text:bullet-char="■">
        <style:list-level-properties text:space-before="5.826cm" text:min-label-width="0.635cm"/>
        <style:text-properties style:font-name="StarSymbol"/>
      </text:list-level-style-bullet>
      <text:list-level-style-bullet text:level="7" text:style-name="Bullet_20_Symbols" style:num-suffix="." text:bullet-char="●">
        <style:list-level-properties text:space-before="7.096cm" text:min-label-width="0.635cm"/>
        <style:text-properties style:font-name="StarSymbol"/>
      </text:list-level-style-bullet>
      <text:list-level-style-bullet text:level="8" text:style-name="Bullet_20_Symbols" style:num-suffix="." text:bullet-char="○">
        <style:list-level-properties text:space-before="8.366cm" text:min-label-width="0.635cm"/>
        <style:text-properties style:font-name="StarSymbol"/>
      </text:list-level-style-bullet>
      <text:list-level-style-bullet text:level="9" text:style-name="Bullet_20_Symbols" style:num-suffix="." text:bullet-char="■">
        <style:list-level-properties text:space-before="9.636cm" text:min-label-width="0.635cm"/>
        <style:text-properties style:font-name="StarSymbol"/>
      </text:list-level-style-bullet>
      <text:list-level-style-bullet text:level="10" text:style-name="Bullet_20_Symbols" style:num-suffix="." text:bullet-char="●">
        <style:list-level-properties text:space-before="10.906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 flexible instrumentation of ARPEGE/AROME</text:p>
      <text:p text:style-name="P2">Philippe.Marguinaud@meteo.fr</text:p>
      <text:p text:style-name="P1"/>
      <text:p text:style-name="P1"/>
      <text:list text:style-name="L1">
        <text:list-item>
          <text:h text:style-name="P7" text:outline-level="1">Introduction</text:h>
        </text:list-item>
      </text:list>
      <text:p text:style-name="P3">In this document, we describe a new mechanism added to gmkpack to make the dr_hook timing package usage more flexible. In particular, it is now possible to select from a namelist which Fortran units will be timed by dr_hook, on a file by file basis, or per project.</text:p>
      <text:list text:style-name="L1" text:continue-numbering="true">
        <text:list-item>
          <text:h text:style-name="P7" text:outline-level="1">Usage</text:h>
          <text:list>
            <text:list-item>
              <text:h text:style-name="P6" text:outline-level="2">At compile time</text:h>
            </text:list-item>
          </text:list>
        </text:list-item>
      </text:list>
      <text:p text:style-name="Text_20_body">In order to use this capability, ARPEGE/AROME must have been compiled with a special gmkpack option; compiling a pack relying on a base back with this option implies that the base pack has also been compiled with this special gmkpack option. If these assumptions are not fulfilled, the behavior is unspecified.</text:p>
      <text:p text:style-name="Text_20_body">Enabling this feature in ARPEGE/AROME involves editing the script generated by gmkpack and setting the environment variable GMK_DR_HOOK_ALL to a non-empty value (please note that the string “0” <text:span text:style-name="T1">is</text:span> a non-empty value). Hence, the following line should be added at the top of the gmkpack generated script:</text:p>
      <text:p text:style-name="Text_20_body"/>
      <text:p text:style-name="code">export GMK_DR_HOOK_ALL=1</text:p>
      <text:p text:style-name="code"/>
      <text:p text:style-name="Text_20_body">gmkpack will then generate extra-code for timing instrumentation. A special library and module interfaces will be created in the src/local/.dr_hook directory.</text:p>
      <text:p text:style-name="code"/>
      <text:list text:style-name="L1" text:continue-numbering="true">
        <text:list-item>
          <text:list text:continue-numbering="true">
            <text:list-item>
              <text:h text:style-name="P6" text:outline-level="2">At run time</text:h>
            </text:list-item>
          </text:list>
        </text:list-item>
      </text:list>
      <text:p text:style-name="Text_20_body">If a file named <text:s/>namelist.hook_all exists, then the executable will open it and attempt to read the following namelist:</text:p>
      <text:p text:style-name="Text_20_body"/>
      <text:p text:style-name="code">logical :: lhook <text:s text:c="2"/></text:p>
      <text:p text:style-name="code">character(len=32) :: projects_hook(3*pmax)</text:p>
      <text:p text:style-name="code">character(len=64) :: files_hook(3*fmax)</text:p>
      <text:p text:style-name="code">namelist /namhook__all/ lhook, projects_hook, files_hook</text:p>
      <text:p text:style-name="code"/>
      <text:p text:style-name="code"/>
      <text:p text:style-name="Text_20_body"/>
      <text:p text:style-name="Text_20_body">The meaning of these parameters is:</text:p>
      <text:list text:style-name="L2">
        <text:list-item>
          <text:p text:style-name="P12">lhook : if set to true will enable dr_hook in the whole source code</text:p>
        </text:list-item>
        <text:list-item>
          <text:p text:style-name="P12">projects_hook : list of projects where dr_hook should be enabled or disabled. To disable (resp. enable) a project, it is necessary to prefix it with a '-' (resp. '+')</text:p>
        </text:list-item>
        <text:list-item>
          <text:p text:style-name="P12">files_hook : list of files where dr_hook should be enabled. To enable (resp. disable) dr_hook <text:soft-page-break/>in a file, it is necessary to prefix it with a '+' (resp '-').</text:p>
        </text:list-item>
      </text:list>
      <text:p text:style-name="P4"/>
      <text:p text:style-name="P5">These parameters are handled sequentially: first lhook is used as a background default value, then the project list, then the file list.</text:p>
      <text:p text:style-name="P5">For instance:</text:p>
      <text:p text:style-name="code">&amp; namhook__all</text:p>
      <text:p text:style-name="code"><text:s text:c="2"/>projects_hook(1) = '+arp'</text:p>
      <text:p text:style-name="code"><text:s text:c="2"/>projects_hook(2) = '+ald' <text:s/></text:p>
      <text:p text:style-name="code"><text:s text:c="2"/>files_hook(1) = '-arp/nmi/mo3dprjad.F90'</text:p>
      <text:p text:style-name="code"><text:s text:c="2"/>files_hook(2) = '-arp/nmi/reordo3ad.F90'</text:p>
      <text:p text:style-name="code">/</text:p>
      <text:p text:style-name="Text_20_body"/>
      <text:p text:style-name="Text_20_body">Will enable dr_hook in the source of the arp and ald projects, except in the <text:s/>arp/nmi/mo3dprjad.F90 and <text:s/>arp/nmi/reordo3ad.F90 files.</text:p>
      <text:list text:style-name="L1" text:continue-numbering="true">
        <text:list-item>
          <text:h text:style-name="P7" text:outline-level="1">Design and inner workings</text:h>
        </text:list-item>
      </text:list>
      <text:p text:style-name="Text_20_body">The dr_hook library provides the user with a single boolean named “lhook”; upon this single variable depends the activation of dr_hook measurements on the whole code. Enabling instrumentation on a file by file basis involves having a boolean flag per file.</text:p>
      <text:p text:style-name="Text_20_body">The drhook_all.pl script scans the source code and generates modules with a boolean flag per file unit; when gmkpack compiles the Fortran source code, extra-options are provided to the compiler and linker so that these booleans be used in place of the lhook flag of the yomhook module. This is the basic design that we detail below.</text:p>
      <text:list text:style-name="L1" text:continue-numbering="true">
        <text:list-item>
          <text:list text:continue-numbering="true">
            <text:list-item>
              <text:h text:style-name="P6" text:outline-level="2">Interfacing with gmkpack</text:h>
              <text:list>
                <text:list-item>
                  <text:h text:style-name="P13" text:outline-level="3">Instrumentation library creation</text:h>
                </text:list-item>
              </text:list>
            </text:list-item>
          </text:list>
        </text:list-item>
      </text:list>
      <text:p text:style-name="Text_20_body">This library is created by the drhook_all.pl script:</text:p>
      <text:p text:style-name="code">$ drhook_all.pl --create-library --fc="$ICS_F90_CPP" --ar="$AR -qv"</text:p>
      <text:p text:style-name="Text_20_body">This command is issued in the icspack.sh utility.</text:p>
      <text:p text:style-name="Text_20_body">The library is created in the src/local/.dr_hook directory.</text:p>
      <text:p text:style-name="Text_20_body">This library relies on dr_hook, hence parkind1.F90 and yomhook.F90 are copied from the main source directory and pre-compiled here before doing anything else.</text:p>
      <text:p text:style-name="Text_20_body">The script drhook_all.pl has a “--debug” option which triggers the generation of extra debugging code. It is possible to enable drhook_all.pl debugging by setting the following environment variable:</text:p>
      <text:p text:style-name="code">$ export GMK_DR_HOOK_ALL_FLAGS=”--debug”</text:p>
      <text:list text:style-name="L1" text:continue-numbering="true">
        <text:list-item>
          <text:list text:continue-numbering="true">
            <text:list-item>
              <text:list text:continue-numbering="true">
                <text:list-item>
                  <text:h text:style-name="P13" text:outline-level="3">Compiler options</text:h>
                </text:list-item>
              </text:list>
            </text:list-item>
          </text:list>
        </text:list-item>
      </text:list>
      <text:p text:style-name="Text_20_body">Compiler options are provided by the drhook_all.pl script:</text:p>
      <text:p text:style-name="code">$ drhook_all.pl --fflags --full-cpp-flags arp/programs/master.F90</text:p>
      <text:p text:style-name="code">-D_YOMHOOK__ALL -I /home/marguina/pack/drhook/src/local/.dr_hook -Dyomhook=yomhook_000002 -DYOMHOOK=yomhook_000002 -Dlhook=lhook_f_0000c5 -DLHOOK=lhook_f_0000c5</text:p>
      <text:p text:style-name="code"/>
      <text:p text:style-name="Text_20_body">From the output above, we see that arp/programs/master.F90 will be compiled with the following <text:soft-page-break/>options:</text:p>
      <text:list text:style-name="L3">
        <text:list-item>
          <text:p text:style-name="P8">-D_YOMHOOK__ALL may be used to enable a call to the setup of the yomhook__all library</text:p>
        </text:list-item>
        <text:list-item>
          <text:p text:style-name="P8">-I /home/marguina/pack/drhook/src/local/.dr_hook makes the generated modules visible</text:p>
        </text:list-item>
        <text:list-item>
          <text:p text:style-name="P8">-Dyomhook=yomhook_000002 and -DYOMHOOK=yomhook_000002 makes the file being compiled use the <text:s/>yomhook_000002 module in place of the traditional yomhook module.</text:p>
        </text:list-item>
        <text:list-item>
          <text:p text:style-name="P8">-Dlhook=lhook_f_0000c5 and -DLHOOK=lhook_f_0000c5 makes the compiler load the lhook flags from the generated modules rather from the original yomhook module.</text:p>
        </text:list-item>
      </text:list>
      <text:p text:style-name="Text_20_body">The preprocessor options trick does not work on files without the proper extension; hence it is necessary to preprocess these files with the drhook_all.pl script before compiling them:</text:p>
      <text:p text:style-name="code">$ drhook_all.pl --base-dir=$MKTOP/$branch –preprocess</text:p>
      <text:p text:style-name="code"/>
      <text:p text:style-name="Text_20_body">Compiler options are set up in the gmkpack utility FORTRAN_cplpack.sh. </text:p>
      <text:list text:style-name="L1" text:continue-numbering="true">
        <text:list-item>
          <text:list text:continue-numbering="true">
            <text:list-item>
              <text:list text:continue-numbering="true">
                <text:list-item>
                  <text:h text:style-name="P13" text:outline-level="3">Linker options</text:h>
                </text:list-item>
              </text:list>
            </text:list-item>
          </text:list>
        </text:list-item>
      </text:list>
      <text:p text:style-name="Text_20_body">Linker options are provided by the following command:</text:p>
      <text:p text:style-name="code">$ drhook_all.pl <text:s/>--ldflags</text:p>
      <text:p text:style-name="code">-L /home/marguina/pack/drhook/src/local/.dr_hook -lyomhook__all</text:p>
      <text:p text:style-name="code"/>
      <text:p text:style-name="Text_20_body">These options bring in the yomhook__all library.</text:p>
      <text:p text:style-name="Text_20_body">Linker options are set up in the gmkpack utility loadpack.sh.</text:p>
      <text:p text:style-name="Text_20_body"/>
      <text:list text:style-name="L1" text:continue-numbering="true">
        <text:list-item>
          <text:list text:continue-numbering="true">
            <text:list-item>
              <text:list text:continue-numbering="true">
                <text:list-item>
                  <text:h text:style-name="P13" text:outline-level="3">Cleaning</text:h>
                </text:list-item>
              </text:list>
            </text:list-item>
          </text:list>
        </text:list-item>
      </text:list>
      <text:p text:style-name="Text_20_body">Cleaning the generated code is possible using the following command:</text:p>
      <text:p text:style-name="code">$ ./drhook_all.pl <text:s/>--clean-code</text:p>
      <text:p text:style-name="Text_20_body"/>
      <text:p text:style-name="Text_20_body">Cleaning the databases is possible too:</text:p>
      <text:p text:style-name="code">$ ./drhook_all.pl <text:s/>--clean</text:p>
      <text:p text:style-name="code"/>
      <text:p text:style-name="code"/>
      <text:p text:style-name="code"/>
      <text:list text:style-name="L1" text:continue-numbering="true">
        <text:list-item>
          <text:list text:continue-numbering="true">
            <text:list-item>
              <text:h text:style-name="P6" text:outline-level="2">Anatomy of the yomhook__all library</text:h>
            </text:list-item>
          </text:list>
        </text:list-item>
      </text:list>
      <text:p text:style-name="Text_20_body">The src/local/.dr_hook directory has the following contents:</text:p>
      <text:p text:style-name="code">$ ls *.f90</text:p>
      <text:p text:style-name="code">yomhook_000001.f90 <text:s text:c="4"/>yomhook_000025.f90 <text:s/>yomhook_000049.f90</text:p>
      <text:p text:style-name="code">yomhook_000002.f90 <text:s text:c="4"/>yomhook_000026.f90 <text:s/>yomhook_000050.f90</text:p>
      <text:p text:style-name="code">yomhook_000003.f90 <text:s text:c="4"/>yomhook_000027.f90 <text:s/>yomhook_000051.f90</text:p>
      <text:p text:style-name="code">...</text:p>
      <text:p text:style-name="code">yomhook_000022.f90 <text:s text:c="4"/>yomhook_000046.f90 <text:s/>yomhook_000070.f90</text:p>
      <text:p text:style-name="code">yomhook_000023.f90 <text:s text:c="4"/>yomhook_000047.f90 <text:s/>yomhook_000071.f90</text:p>
      <text:p text:style-name="code">yomhook_000024.f90 <text:s text:c="4"/>yomhook_000048.f90</text:p>
      <text:p text:style-name="code">yomhook__all.f90</text:p>
      <text:p text:style-name="code"/>
      <text:p text:style-name="Text_20_body">The yomhook__all module contains code to initialize the yomhook__all library; it contains a single routine suhook__all, and a wrapper of the original dr_hook generic interface.</text:p>
      <text:p text:style-name="Text_20_body"><text:soft-page-break/>yomhook__all initialization is a three step process:</text:p>
      <text:list text:style-name="L4">
        <text:list-item>
          <text:p text:style-name="P9">initialize variables</text:p>
        </text:list-item>
        <text:list-item>
          <text:p text:style-name="P9">read the namelist from the file “namelist.hook_all” if it exists, otherwise return from the subroutine</text:p>
        </text:list-item>
        <text:list-item>
          <text:p text:style-name="P9">update the lhook individual flags according to the contents of the namelist read in the previous step</text:p>
        </text:list-item>
      </text:list>
      <text:p text:style-name="Text_20_body"/>
      <text:p text:style-name="Text_20_body">The code and data is distributed in several Fortran units, 100 ARPEGE/AROME source code units being handled in each, for the following reasons:</text:p>
      <text:list text:style-name="L5">
        <text:list-item>
          <text:p text:style-name="P10">having a single module holding the whole code and data is unacceptable; it takes a very long time to compile the code on some platforms</text:p>
        </text:list-item>
        <text:list-item>
          <text:p text:style-name="P10">having a module per ARPEGE/AROME source code unit is not possible, because the compiler would have to read/write several thousands of module interface files</text:p>
        </text:list-item>
      </text:list>
      <text:p text:style-name="Text_20_body">Note that some of the choices made for the design of the yomhook__all library may look weird at first glance, but it is necessary to remind the reader that this code has been designed under compactness and performances constraints.</text:p>
      <text:p text:style-name="Text_20_body"/>
      <text:p text:style-name="Text_20_body">The file yomhook_000001.f90 handles the lhook flags of 100 ARPEGE/AROME source code files:</text:p>
      <text:p text:style-name="code">module yomhook_000001</text:p>
      <text:p text:style-name="code"/>
      <text:p text:style-name="code">use yomhook, only : dr_hook</text:p>
      <text:p text:style-name="code"/>
      <text:p text:style-name="code">logical, save :: lhook_f_000001 = .true. ! arp/phys_radi/srtm_taumol19.F90</text:p>
      <text:p text:style-name="code">logical, save :: lhook_f_000002 = .true. ! sur/module/surfexcdriverstl_ctl_mod.F90</text:p>
      <text:p text:style-name="code">logical, save :: lhook_f_000003 = .true. ! obt/bias_sat/calc_scan_1c.F90</text:p>
      <text:p text:style-name="code">logical, save :: lhook_f_000004 = .true. ! surfex/aux/get_sson.f90</text:p>
      <text:p text:style-name="code">...</text:p>
      <text:p text:style-name="code">end module</text:p>
      <text:p text:style-name="code"/>
      <text:p text:style-name="code">subroutine subhook1_000001(lhook)</text:p>
      <text:p text:style-name="code"/>
      <text:p text:style-name="code">use yomhook_000001</text:p>
      <text:p text:style-name="code"/>
      <text:p text:style-name="code">implicit none</text:p>
      <text:p text:style-name="code">logical, intent(in) :: lhook</text:p>
      <text:p text:style-name="code"/>
      <text:p text:style-name="code">lhook_f_000001 = lhook ! arp/phys_radi/srtm_taumol19.F90</text:p>
      <text:p text:style-name="code">lhook_f_000002 = lhook ! sur/module/surfexcdriverstl_ctl_mod.F90</text:p>
      <text:p text:style-name="code">lhook_f_000003 = lhook ! obt/bias_sat/calc_scan_1c.F90</text:p>
      <text:p text:style-name="code">lhook_f_000004 = lhook ! surfex/aux/get_sson.f90</text:p>
      <text:p text:style-name="code">lhook_f_000005 = lhook ! arp/module/yomoerr.F90</text:p>
      <text:p text:style-name="code">...</text:p>
      <text:p text:style-name="code">lhook_f_000064 = lhook ! sur/module/srft_mod.F90</text:p>
      <text:p text:style-name="code">end subroutine</text:p>
      <text:p text:style-name="code"/>
      <text:p text:style-name="code">subroutine subhook2_000001(px,nx)</text:p>
      <text:p text:style-name="code">use yomhook_000001</text:p>
      <text:p text:style-name="code">implicit none</text:p>
      <text:p text:style-name="code">integer :: nx</text:p>
      <text:p text:style-name="code">character(len=*) :: px(nx)</text:p>
      <text:p text:style-name="code"/>
      <text:p text:style-name="code">integer :: i</text:p>
      <text:p text:style-name="code">character :: c</text:p>
      <text:p text:style-name="code"><text:soft-page-break/></text:p>
      <text:p text:style-name="code">do i = 1, nx</text:p>
      <text:p text:style-name="code">c = px(i)(1:1)</text:p>
      <text:p text:style-name="code">select case (px(i)(2:))</text:p>
      <text:p text:style-name="code">case ('odb/pandor/module')</text:p>
      <text:p text:style-name="code">select case (c)</text:p>
      <text:p text:style-name="code">case ('+')</text:p>
      <text:p text:style-name="code">lhook_f_000012 = .true.</text:p>
      <text:p text:style-name="code">case ('-')</text:p>
      <text:p text:style-name="code">lhook_f_000012 = .false.</text:p>
      <text:p text:style-name="code">end select</text:p>
      <text:p text:style-name="code">case ('mpa/chem/internals')</text:p>
      <text:p text:style-name="code">select case (c)</text:p>
      <text:p text:style-name="code">case ('+')</text:p>
      <text:p text:style-name="code">lhook_f_000019 = .true.</text:p>
      <text:p text:style-name="code">...</text:p>
      <text:p text:style-name="code">end subroutine</text:p>
      <text:p text:style-name="code"/>
      <text:p text:style-name="code">subroutine subhook3_000001(fx,nx)</text:p>
      <text:p text:style-name="code">use yomhook_000001</text:p>
      <text:p text:style-name="code">implicit none</text:p>
      <text:p text:style-name="code">integer :: nx</text:p>
      <text:p text:style-name="code">character(len=*) :: fx(nx)</text:p>
      <text:p text:style-name="code"/>
      <text:p text:style-name="code">integer :: i</text:p>
      <text:p text:style-name="code">character :: c</text:p>
      <text:p text:style-name="code"/>
      <text:p text:style-name="code">do i = 1, nx</text:p>
      <text:p text:style-name="code">c = fx(i)(1:1)</text:p>
      <text:p text:style-name="code">select case (fx(i)(2:))</text:p>
      <text:p text:style-name="code">case ('arp/phys_radi/srtm_taumol19.F90')</text:p>
      <text:p text:style-name="code">select case (c)</text:p>
      <text:p text:style-name="code">case ('+')</text:p>
      <text:p text:style-name="code">lhook_f_000001 = .true.</text:p>
      <text:p text:style-name="code">case ('-')</text:p>
      <text:p text:style-name="code">lhook_f_000001 = .false.</text:p>
      <text:p text:style-name="code">end select</text:p>
      <text:p text:style-name="code">case ('sur/module/surfexcdriverstl_ctl_mod.F90')</text:p>
      <text:p text:style-name="code">select case (c)</text:p>
      <text:p text:style-name="code">case ('+')</text:p>
      <text:p text:style-name="code">lhook_f_000002 = .true.</text:p>
      <text:p text:style-name="code">case ('-')</text:p>
      <text:p text:style-name="code">lhook_f_000002 = .false.</text:p>
      <text:p text:style-name="code">end select</text:p>
      <text:p text:style-name="code">case ('surfex/aux/get_sson.f90')</text:p>
      <text:p text:style-name="code">select case (c)</text:p>
      <text:p text:style-name="code">case ('+')</text:p>
      <text:p text:style-name="code">lhook_f_000003 = .true.</text:p>
      <text:p text:style-name="code">case ('-')</text:p>
      <text:p text:style-name="code">lhook_f_000003 = .false.</text:p>
      <text:p text:style-name="code">end select</text:p>
      <text:p text:style-name="code">...</text:p>
      <text:p text:style-name="code"/>
      <text:p text:style-name="code">end subroutine</text:p>
      <text:p text:style-name="code"/>
      <text:p text:style-name="Text_20_body">From the code listed above, we see that the yomhook_000001 contains the flags for 100 of the ARPEGE/AROME files, that subhook1_000001 is responsible for global initialization of the individual hook flags, <text:s/>subhook1_000002 handles the per-project set-up of lhook_f flags, <text:s/>subhook1_000003 handles the per file set-up of lhook_f flags.</text:p>
      <text:p text:style-name="Text_20_body"/>
      <text:p text:style-name="Text_20_body">We are now ready to look at the yomhook__all source code:</text:p>
      <text:p text:style-name="Text_20_body"><text:soft-page-break/></text:p>
      <text:p text:style-name="code">module yomhook__all </text:p>
      <text:p text:style-name="code"/>
      <text:p text:style-name="code">use yomhook, only : yomhook_dr_hook =&gt; dr_hook </text:p>
      <text:p text:style-name="code">use parkind1, only : jpim, jprb </text:p>
      <text:p text:style-name="code"/>
      <text:p text:style-name="code">implicit none </text:p>
      <text:p text:style-name="code"/>
      <text:p text:style-name="code">public :: dr_hook </text:p>
      <text:p text:style-name="code"/>
      <text:p text:style-name="code">interface dr_hook </text:p>
      <text:p text:style-name="code">module procedure &amp; </text:p>
      <text:p text:style-name="code"><text:s text:c="2"/>dr_hook_default, &amp; </text:p>
      <text:p text:style-name="code"><text:s text:c="2"/>dr_hook_file, &amp; </text:p>
      <text:p text:style-name="code"><text:s text:c="2"/>dr_hook_size, &amp; </text:p>
      <text:p text:style-name="code"><text:s text:c="2"/>dr_hook_file_size, &amp; </text:p>
      <text:p text:style-name="code"><text:s text:c="2"/>dr_hook_multi_default, &amp; </text:p>
      <text:p text:style-name="code"><text:s text:c="2"/>dr_hook_multi_file, &amp; </text:p>
      <text:p text:style-name="code"><text:s text:c="2"/>dr_hook_multi_size, &amp; </text:p>
      <text:p text:style-name="code"><text:s text:c="2"/>dr_hook_multi_file_size </text:p>
      <text:p text:style-name="code">end interface </text:p>
      <text:p text:style-name="code"/>
      <text:p text:style-name="code">logical, save :: first_time = .true. </text:p>
      <text:p text:style-name="code"/>
      <text:p text:style-name="code">contains </text:p>
      <text:p text:style-name="code"/>
      <text:p text:style-name="code">subroutine dr_hook_default(cdname,kswitch,pkey) </text:p>
      <text:p text:style-name="code">character(len=*), <text:s text:c="2"/>intent(in) <text:s text:c="3"/>:: cdname </text:p>
      <text:p text:style-name="code">integer(kind=jpim), intent(in) <text:s text:c="3"/>:: kswitch </text:p>
      <text:p text:style-name="code">real(kind=jprb), <text:s text:c="3"/>intent(inout) :: pkey </text:p>
      <text:p text:style-name="code"/>
      <text:p text:style-name="code">call suhook__all </text:p>
      <text:p text:style-name="code">call yomhook_dr_hook(cdname,kswitch,pkey) </text:p>
      <text:p text:style-name="code"/>
      <text:p text:style-name="code">end subroutine dr_hook_default </text:p>
      <text:p text:style-name="code"/>
      <text:p text:style-name="code">...</text:p>
      <text:p text:style-name="code"/>
      <text:p text:style-name="code">subroutine suhook__all </text:p>
      <text:p text:style-name="code"/>
      <text:p text:style-name="code">integer, parameter :: pmax = 192 </text:p>
      <text:p text:style-name="code">integer, parameter :: fmax = 7060 </text:p>
      <text:p text:style-name="code"/>
      <text:p text:style-name="code">logical :: lhook </text:p>
      <text:p text:style-name="code"/>
      <text:p text:style-name="code">character(len=32) :: projects_hook(3*pmax) </text:p>
      <text:p text:style-name="code">character(len=64) :: files_hook(3*fmax) </text:p>
      <text:p text:style-name="code"/>
      <text:p text:style-name="code">namelist /namhook__all/ lhook, projects_hook, files_hook </text:p>
      <text:p text:style-name="code"/>
      <text:p text:style-name="code">integer :: ioerr </text:p>
      <text:p text:style-name="code"/>
      <text:p text:style-name="code">if(first_time) then </text:p>
      <text:p text:style-name="code"><text:s text:c="2"/>first_time = .false. </text:p>
      <text:p text:style-name="code">else </text:p>
      <text:p text:style-name="code"><text:s text:c="2"/>return </text:p>
      <text:p text:style-name="code">endif </text:p>
      <text:p text:style-name="code"/>
      <text:p text:style-name="code">lhook <text:s text:c="8"/>= .false. </text:p>
      <text:p text:style-name="code">projects_hook = '' </text:p>
      <text:p text:style-name="code">files_hook <text:s text:c="3"/>= '' </text:p>
      <text:p text:style-name="code"/>
      <text:p text:style-name="code">call subhook1_000001(lhook) </text:p>
      <text:p text:style-name="code"><text:soft-page-break/>call subhook1_000002(lhook) </text:p>
      <text:p text:style-name="code">call subhook1_000003(lhook) </text:p>
      <text:p text:style-name="code">call subhook1_000004(lhook) </text:p>
      <text:p text:style-name="code">...</text:p>
      <text:p text:style-name="code">call subhook1_000070(lhook) </text:p>
      <text:p text:style-name="code">call subhook1_000071(lhook) </text:p>
      <text:p text:style-name="code"/>
      <text:p text:style-name="code">open (77, file = 'namelist.hook_all', form = 'formatted', status = 'old', iostat = ioerr) </text:p>
      <text:p text:style-name="code">if (ioerr .ne. 0) return </text:p>
      <text:p text:style-name="code"><text:s text:c="4"/></text:p>
      <text:p text:style-name="code">read(77, nml = namhook__all, iostat = ioerr) </text:p>
      <text:p text:style-name="code">if (ioerr .ne. 0) call abor1 ('ERROR WHILE READING namhook__all') </text:p>
      <text:p text:style-name="code"/>
      <text:p text:style-name="code">close (77) </text:p>
      <text:p text:style-name="code"/>
      <text:p text:style-name="code">call subhook1_000001(lhook) </text:p>
      <text:p text:style-name="code">call subhook1_000002(lhook) </text:p>
      <text:p text:style-name="code">call subhook1_000003(lhook)</text:p>
      <text:p text:style-name="code">...</text:p>
      <text:p text:style-name="code">call subhook1_000069(lhook) </text:p>
      <text:p text:style-name="code">call subhook1_000070(lhook) </text:p>
      <text:p text:style-name="code">call subhook1_000071(lhook) </text:p>
      <text:p text:style-name="code">call subhook2_000001(projects_hook,size(projects_hook)) </text:p>
      <text:p text:style-name="code">call subhook2_000002(projects_hook,size(projects_hook)) </text:p>
      <text:p text:style-name="code">call subhook2_000003(projects_hook,size(projects_hook)) </text:p>
      <text:p text:style-name="code">...</text:p>
      <text:p text:style-name="code">call subhook2_000069(projects_hook,size(projects_hook)) </text:p>
      <text:p text:style-name="code">call subhook2_000070(projects_hook,size(projects_hook)) </text:p>
      <text:p text:style-name="code">call subhook2_000071(projects_hook,size(projects_hook)) </text:p>
      <text:p text:style-name="code"/>
      <text:p text:style-name="code">call subhook3_000001(files_hook,size(files_hook)) </text:p>
      <text:p text:style-name="code">call subhook3_000002(files_hook,size(files_hook)) </text:p>
      <text:p text:style-name="code">call subhook3_000003(files_hook,size(files_hook)) </text:p>
      <text:p text:style-name="code">...</text:p>
      <text:p text:style-name="code">call subhook3_000069(files_hook,size(files_hook)) </text:p>
      <text:p text:style-name="code">call subhook3_000070(files_hook,size(files_hook)) </text:p>
      <text:p text:style-name="code">call subhook3_000071(files_hook,size(files_hook)) </text:p>
      <text:p text:style-name="code"/>
      <text:p text:style-name="code">end subroutine </text:p>
      <text:p text:style-name="code">end module</text:p>
      <text:p text:style-name="code"/>
      <text:p text:style-name="Text_20_body">All individual lhook flags are initialized to true; this implies that the first call to dr_hook encountered will initialize the yomhook__all library. Subsequent calls will not do that again, because of the first_time flag; the underlying assumption is that the first call to dr_hook will be issued from a non-multithreaded part of the code (such as the main program), otherwise, the code would require some protection in order to be thread-safe.</text:p>
      <text:p text:style-name="Text_20_body">Initialization on first call is also the mechanism used in the original dr_hook library; this is why it was required to wrap calls to dr_hook.</text:p>
      <text:list text:style-name="L1" text:continue-numbering="true">
        <text:list-item>
          <text:list text:continue-numbering="true">
            <text:list-item>
              <text:h text:style-name="P6" text:outline-level="2">Persistance of the yomhook__all flags</text:h>
            </text:list-item>
          </text:list>
        </text:list-item>
      </text:list>
      <text:p text:style-name="Text_20_body">In order to be able to provide gmkpack with the correct flags (see the section compiler flags above), it is necessary to keep track of the following data:</text:p>
      <text:list text:style-name="L6">
        <text:list-item>
          <text:p text:style-name="P11">the associations ARPEGE/AROME files =&gt; yomhook module number.</text:p>
          <text:p text:style-name="P11">(eg arp/phys_radi/srtm_taumol19.F90 module number is yomhook_000001 in the code sample listed above)</text:p>
          <text:p text:style-name="P11">these data are stored in the dbm.pl file</text:p>
        </text:list-item>
        <text:list-item>
          <text:p text:style-name="P11"><text:soft-page-break/>the associations ARPEGE/AROME files =&gt; lhook number.</text:p>
          <text:p text:style-name="P11">(eg sur/module/surfexcdriverstl_ctl_mod.F90 lhook number is 2 in the code sample above)</text:p>
          <text:p text:style-name="P11">these data are stored in the dbf.pl file</text:p>
        </text:list-item>
        <text:list-item>
          <text:p text:style-name="P11">the project ranking</text:p>
          <text:p text:style-name="P11">these data are stored in the dbp.pl file</text:p>
        </text:list-item>
      </text:list>
      <text:p text:style-name="Text_20_body"/>
      <text:p text:style-name="Text_20_body">Keeping these data is also necessary so that all yomhook__all code could be updated without being recompiled from scratch each time a new file is added to a pack. Only the latest created yomhook_NNNNNN.f90 and yomhook__all.f90 need to be compiled again.</text:p>
      <text:p text:style-name="Text_20_body">Note also that once a file name has been added to the databases, it will never disappear, even if the ARPEGE/AROME file is physically removed. Removing it from the database would imply regenerating the whole set of yomhook_NNNNNN.f90 and recompiling them.</text:p>
      <text:p text:style-name="Text_20_body"/>
      <text:p text:style-name="Text_20_body"/>
      <text:list text:style-name="L1" text:continue-numbering="true">
        <text:list-item>
          <text:h text:style-name="P7" text:outline-level="1">Planned changes</text:h>
        </text:list-item>
      </text:list>
      <text:p text:style-name="Text_20_body">To make instrumentation easier, it would be desirable to replace the dr_hook code by directives.</text:p>
      <text:p text:style-name="Text_20_body"/>
      <text:p text:style-name="code">USE YOMHOOK, ONLY : DR_HOOK, LHOOK</text:p>
      <text:p text:style-name="code">REAL(KIND=JPRB) :: ZHOOK_HANDLE</text:p>
      <text:p text:style-name="code">IF(LHOOK) CALL DR_HOOK('...',0,ZHOOK_HANDLE)</text:p>
      <text:p text:style-name="code">IF(LHOOK) CALL DR_HOOK('...',1,ZHOOK_HANDLE)</text:p>
      <text:p text:style-name="code"/>
      <text:p text:style-name="Text_20_body">would become:</text:p>
      <text:p text:style-name="code"/>
      <text:p text:style-name="code">!USE_YOMHOOK <text:s text:c="7"/></text:p>
      <text:p text:style-name="code">!DECLARE_ZHOOK</text:p>
      <text:p text:style-name="code">!DR_HOOK_ENTER</text:p>
      <text:p text:style-name="code">!DR_HOOK_QUIT</text:p>
      <text:p text:style-name="code"/>
      <text:p text:style-name="Text_20_body">A preprocessor could then replace these directives with actual code before passing the code to the compiler.</text:p>
      <text:p text:style-name="Text_20_body">This approach would make customized instrumentation much easier to implement. It should make it possible to select timed code sections not only by project or file name, but also on a per subroutine bas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Courier" svg:font-family="Courier"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size-asian="10.5pt"/>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de" style:family="paragraph" style:class="text" style:master-page-name="">
      <style:paragraph-properties style:page-number="auto"/>
      <style:text-properties style:font-name="Courier" fo:font-size="10pt" style:font-size-asian="10.5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text:outline-styl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MARGUINAUD Philippe</meta:initial-creator>
    <meta:creation-date>2010-04-19T08:49:07</meta:creation-date>
    <dc:creator>MARGUINAUD Philippe</dc:creator>
    <dc:date>2010-04-26T10:25:19</dc:date>
    <meta:editing-cycles>33</meta:editing-cycles>
    <meta:editing-duration>PT4H14M54S</meta:editing-duration>
    <meta:user-defined meta:name="Info 1"/>
    <meta:user-defined meta:name="Info 2"/>
    <meta:user-defined meta:name="Info 3"/>
    <meta:user-defined meta:name="Info 4"/>
    <meta:document-statistic meta:table-count="0" meta:image-count="0" meta:object-count="0" meta:page-count="8" meta:paragraph-count="268" meta:word-count="2243" meta:character-count="13751"/>
  </office:meta>
</office:document-meta>
</file>